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Textbody" style:master-page-name="MP0" style:list-style-name="LFO1" style:family="paragraph">
      <style:paragraph-properties fo:break-before="page" fo:margin-bottom="0in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>
      <style:paragraph-properties fo:margin-bottom="0in"/>
    </style:style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list-style-name="LFO1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bottom="0in"/>
    </style:style>
    <style:style style:name="P25" style:parent-style-name="Textbody" style:list-style-name="LFO1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>
      <style:paragraph-properties fo:margin-bottom="0in"/>
    </style:style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</style:style>
    <style:style style:name="P31" style:parent-style-name="Textbody" style:family="paragraph">
      <style:paragraph-properties fo:margin-bottom="0in"/>
    </style:style>
    <style:style style:name="P32" style:parent-style-name="Textbody" style:family="paragraph">
      <style:paragraph-properties fo:margin-bottom="0in"/>
    </style:style>
    <style:style style:name="P33" style:parent-style-name="Textbody" style:family="paragraph">
      <style:paragraph-properties fo:margin-bottom="0in"/>
    </style:style>
    <style:style style:name="P34" style:parent-style-name="Textbody" style:family="paragraph">
      <style:paragraph-properties fo:margin-bottom="0in"/>
    </style:style>
    <style:style style:name="P35" style:parent-style-name="Textbody" style:family="paragraph">
      <style:paragraph-properties fo:margin-bottom="0in"/>
    </style:style>
    <style:style style:name="P36" style:parent-style-name="Textbody" style:family="paragraph">
      <style:paragraph-properties fo:margin-bottom="0in"/>
    </style:style>
    <style:style style:name="P37" style:parent-style-name="Textbody" style:list-style-name="LFO1" style:family="paragraph">
      <style:paragraph-properties fo:margin-bottom="0in"/>
    </style:style>
    <style:style style:name="P38" style:parent-style-name="Textbody" style:family="paragraph">
      <style:paragraph-properties fo:margin-bottom="0in"/>
    </style:style>
    <style:style style:name="P39" style:parent-style-name="Textbody" style:family="paragraph">
      <style:paragraph-properties fo:margin-bottom="0in"/>
    </style:style>
    <style:style style:name="P40" style:parent-style-name="Textbody" style:family="paragraph">
      <style:paragraph-properties fo:margin-bottom="0in"/>
    </style:style>
    <style:style style:name="P41" style:parent-style-name="Textbody" style:family="paragraph">
      <style:paragraph-properties fo:margin-bottom="0in"/>
    </style:style>
    <style:style style:name="P42" style:parent-style-name="Textbody" style:family="paragraph">
      <style:paragraph-properties fo:margin-bottom="0in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>
      <style:paragraph-properties fo:margin-bottom="0in"/>
    </style:style>
    <style:style style:name="P45" style:parent-style-name="Textbody" style:family="paragraph">
      <style:paragraph-properties fo:margin-bottom="0in"/>
    </style:style>
    <style:style style:name="P46" style:parent-style-name="Textbody" style:family="paragraph">
      <style:paragraph-properties fo:margin-bottom="0in"/>
    </style:style>
    <style:style style:name="P47" style:parent-style-name="Textbody" style:family="paragraph">
      <style:paragraph-properties fo:margin-bottom="0in"/>
    </style:style>
    <style:style style:name="P48" style:parent-style-name="Textbody" style:family="paragraph">
      <style:paragraph-properties fo:margin-bottom="0in"/>
    </style:style>
    <style:style style:name="P49" style:parent-style-name="Textbody" style:family="paragraph">
      <style:paragraph-properties fo:margin-bottom="0in"/>
    </style:style>
    <style:style style:name="P50" style:parent-style-name="Textbody" style:list-style-name="LFO1" style:family="paragraph">
      <style:paragraph-properties fo:margin-bottom="0in"/>
    </style:style>
    <style:style style:name="P51" style:parent-style-name="Textbody" style:family="paragraph">
      <style:paragraph-properties fo:margin-bottom="0in"/>
    </style:style>
    <style:style style:name="P52" style:parent-style-name="Textbody" style:family="paragraph">
      <style:paragraph-properties fo:margin-left="0.2944in">
        <style:tab-stops/>
      </style:paragraph-properties>
    </style:style>
    <style:style style:name="P53" style:parent-style-name="Textbody" style:family="paragraph">
      <style:paragraph-properties fo:margin-left="0.2944in">
        <style:tab-stops/>
      </style:paragraph-properties>
    </style:style>
    <style:style style:name="P54" style:parent-style-name="Textbody" style:family="paragraph">
      <style:paragraph-properties fo:margin-left="0.2944in">
        <style:tab-stops/>
      </style:paragraph-properties>
    </style:style>
    <style:style style:name="P55" style:parent-style-name="Textbody" style:family="paragraph">
      <style:paragraph-properties fo:margin-left="0.2944in">
        <style:tab-stops/>
      </style:paragraph-properties>
    </style:style>
    <style:style style:name="P56" style:parent-style-name="Textbody" style:family="paragraph">
      <style:paragraph-properties fo:margin-left="0.2944in">
        <style:tab-stops/>
      </style:paragraph-properties>
    </style:style>
    <style:style style:name="P57" style:parent-style-name="Textbody" style:family="paragraph">
      <style:paragraph-properties fo:margin-left="0.2944in">
        <style:tab-stops/>
      </style:paragraph-properties>
    </style:style>
    <style:style style:name="P58" style:parent-style-name="Textbody" style:family="paragraph">
      <style:paragraph-properties fo:margin-left="0.2944in">
        <style:tab-stops/>
      </style:paragraph-properties>
    </style:style>
    <style:style style:name="P59" style:parent-style-name="Textbody" style:family="paragraph">
      <style:paragraph-properties fo:margin-left="0.2944in">
        <style:tab-stops/>
      </style:paragraph-properties>
    </style:style>
    <style:style style:name="P60" style:parent-style-name="Textbody" style:family="paragraph">
      <style:paragraph-properties fo:margin-left="0.2944in">
        <style:tab-stops/>
      </style:paragraph-properties>
    </style:style>
    <style:style style:name="P61" style:parent-style-name="Textbody" style:family="paragraph">
      <style:paragraph-properties fo:margin-left="0.2944in">
        <style:tab-stops/>
      </style:paragraph-properties>
    </style:style>
    <style:style style:name="P62" style:parent-style-name="Textbody" style:family="paragraph">
      <style:paragraph-properties fo:margin-left="0.2944in">
        <style:tab-stops/>
      </style:paragraph-properties>
    </style:style>
    <style:style style:name="P63" style:parent-style-name="Textbody" style:family="paragraph">
      <style:paragraph-properties fo:margin-bottom="0in" fo:margin-left="0.2944in">
        <style:tab-stops/>
      </style:paragraph-properties>
    </style:style>
    <style:style style:name="P64" style:parent-style-name="Textbody" style:family="paragraph">
      <style:paragraph-properties fo:margin-bottom="0in"/>
    </style:style>
    <style:style style:name="P65" style:parent-style-name="Textbody" style:list-style-name="LFO1" style:family="paragraph">
      <style:paragraph-properties fo:margin-bottom="0in"/>
    </style:style>
    <style:style style:name="P66" style:parent-style-name="Textbody" style:family="paragraph">
      <style:paragraph-properties fo:margin-bottom="0in" fo:margin-left="0.4909in">
        <style:tab-stops/>
      </style:paragraph-properties>
    </style:style>
    <style:style style:name="P67" style:parent-style-name="Textbody" style:family="paragraph">
      <style:paragraph-properties fo:margin-left="0.4909in">
        <style:tab-stops/>
      </style:paragraph-properties>
    </style:style>
    <style:style style:name="P68" style:parent-style-name="Textbody" style:family="paragraph">
      <style:paragraph-properties fo:margin-left="0.4909in">
        <style:tab-stops/>
      </style:paragraph-properties>
    </style:style>
    <style:style style:name="P69" style:parent-style-name="Textbody" style:family="paragraph">
      <style:paragraph-properties fo:margin-left="0.4909in">
        <style:tab-stops/>
      </style:paragraph-properties>
    </style:style>
    <style:style style:name="P70" style:parent-style-name="Textbody" style:family="paragraph">
      <style:paragraph-properties fo:margin-left="0.4909in">
        <style:tab-stops/>
      </style:paragraph-properties>
    </style:style>
    <style:style style:name="P71" style:parent-style-name="Textbody" style:family="paragraph">
      <style:paragraph-properties fo:margin-left="0.4909in">
        <style:tab-stops/>
      </style:paragraph-properties>
    </style:style>
    <style:style style:name="P72" style:parent-style-name="Textbody" style:family="paragraph">
      <style:paragraph-properties fo:margin-left="0.4909in">
        <style:tab-stops/>
      </style:paragraph-properties>
    </style:style>
    <style:style style:name="P73" style:parent-style-name="Textbody" style:family="paragraph">
      <style:paragraph-properties fo:margin-left="0.4909in">
        <style:tab-stops/>
      </style:paragraph-properties>
    </style:style>
    <style:style style:name="P74" style:parent-style-name="Textbody" style:family="paragraph">
      <style:paragraph-properties fo:margin-left="0.4909in">
        <style:tab-stops/>
      </style:paragraph-properties>
    </style:style>
    <style:style style:name="P75" style:parent-style-name="Textbody" style:family="paragraph">
      <style:paragraph-properties fo:margin-bottom="0in" fo:margin-left="0.4909in">
        <style:tab-stops/>
      </style:paragraph-properties>
    </style:style>
    <style:style style:name="P76" style:parent-style-name="Textbody" style:family="paragraph">
      <style:paragraph-properties fo:margin-bottom="0in"/>
    </style:style>
    <style:style style:name="P77" style:parent-style-name="Textbody" style:family="paragraph">
      <style:paragraph-properties fo:margin-bottom="0in" fo:margin-left="0.4909in">
        <style:tab-stops/>
      </style:paragraph-properties>
    </style:style>
    <style:style style:name="P78" style:parent-style-name="Textbody" style:list-style-name="LFO1" style:family="paragraph">
      <style:paragraph-properties fo:margin-bottom="0in"/>
    </style:style>
    <style:style style:name="P79" style:parent-style-name="Textbody" style:family="paragraph">
      <style:paragraph-properties fo:margin-bottom="0in" fo:margin-left="0.4909in">
        <style:tab-stops/>
      </style:paragraph-properties>
    </style:style>
    <style:style style:name="P80" style:parent-style-name="Textbody" style:family="paragraph">
      <style:paragraph-properties fo:margin-left="0.4909in">
        <style:tab-stops/>
      </style:paragraph-properties>
    </style:style>
    <style:style style:name="P81" style:parent-style-name="Textbody" style:family="paragraph">
      <style:paragraph-properties fo:margin-left="0.4909in">
        <style:tab-stops/>
      </style:paragraph-properties>
    </style:style>
    <style:style style:name="P82" style:parent-style-name="Textbody" style:family="paragraph">
      <style:paragraph-properties fo:margin-left="0.4909in">
        <style:tab-stops/>
      </style:paragraph-properties>
    </style:style>
    <style:style style:name="P83" style:parent-style-name="Textbody" style:family="paragraph">
      <style:paragraph-properties fo:margin-left="0.4909in">
        <style:tab-stops/>
      </style:paragraph-properties>
    </style:style>
    <style:style style:name="P84" style:parent-style-name="Textbody" style:family="paragraph">
      <style:paragraph-properties fo:margin-left="0.4909in">
        <style:tab-stops/>
      </style:paragraph-properties>
    </style:style>
    <style:style style:name="P85" style:parent-style-name="Textbody" style:family="paragraph">
      <style:paragraph-properties fo:margin-left="0.4909in">
        <style:tab-stops/>
      </style:paragraph-properties>
    </style:style>
    <style:style style:name="P86" style:parent-style-name="Textbody" style:family="paragraph">
      <style:paragraph-properties fo:margin-left="0.4909in">
        <style:tab-stops/>
      </style:paragraph-properties>
    </style:style>
    <style:style style:name="P87" style:parent-style-name="Textbody" style:family="paragraph">
      <style:paragraph-properties fo:margin-left="0.4909in">
        <style:tab-stops/>
      </style:paragraph-properties>
    </style:style>
    <style:style style:name="P88" style:parent-style-name="Textbody" style:family="paragraph">
      <style:paragraph-properties fo:margin-left="0.4909in">
        <style:tab-stops/>
      </style:paragraph-properties>
    </style:style>
    <style:style style:name="P89" style:parent-style-name="Textbody" style:family="paragraph">
      <style:paragraph-properties fo:margin-left="0.4909in">
        <style:tab-stops/>
      </style:paragraph-properties>
    </style:style>
    <style:style style:name="P90" style:parent-style-name="Textbody" style:family="paragraph">
      <style:paragraph-properties fo:margin-left="0.4909in">
        <style:tab-stops/>
      </style:paragraph-properties>
    </style:style>
    <style:style style:name="P91" style:parent-style-name="Textbody" style:family="paragraph">
      <style:paragraph-properties fo:margin-left="0.4909in">
        <style:tab-stops/>
      </style:paragraph-properties>
    </style:style>
    <style:style style:name="P92" style:parent-style-name="Textbody" style:family="paragraph">
      <style:paragraph-properties fo:margin-left="0.4909in">
        <style:tab-stops/>
      </style:paragraph-properties>
    </style:style>
    <style:style style:name="P93" style:parent-style-name="Textbody" style:family="paragraph">
      <style:paragraph-properties fo:margin-left="0.4909in">
        <style:tab-stops/>
      </style:paragraph-properties>
    </style:style>
    <style:style style:name="P94" style:parent-style-name="Textbody" style:family="paragraph">
      <style:paragraph-properties fo:margin-bottom="0in" fo:margin-left="0.4909in">
        <style:tab-stops/>
      </style:paragraph-properties>
    </style:style>
    <style:style style:name="P95" style:parent-style-name="Textbody" style:family="paragraph">
      <style:paragraph-properties fo:margin-bottom="0in"/>
    </style:style>
    <style:style style:name="P96" style:parent-style-name="Textbody" style:list-style-name="LFO1" style:family="paragraph">
      <style:paragraph-properties fo:margin-bottom="0in"/>
    </style:style>
    <style:style style:name="P97" style:parent-style-name="Textbody" style:family="paragraph">
      <style:paragraph-properties fo:margin-bottom="0in" fo:margin-left="0.4909in">
        <style:tab-stops/>
      </style:paragraph-properties>
    </style:style>
    <style:style style:name="P98" style:parent-style-name="Textbody" style:family="paragraph">
      <style:paragraph-properties fo:margin-left="0.4909in">
        <style:tab-stops/>
      </style:paragraph-properties>
    </style:style>
    <style:style style:name="P99" style:parent-style-name="Textbody" style:family="paragraph">
      <style:paragraph-properties fo:margin-left="0.4909in">
        <style:tab-stops/>
      </style:paragraph-properties>
    </style:style>
    <style:style style:name="P100" style:parent-style-name="Textbody" style:family="paragraph">
      <style:paragraph-properties fo:margin-left="0.4909in">
        <style:tab-stops/>
      </style:paragraph-properties>
    </style:style>
    <style:style style:name="P101" style:parent-style-name="Textbody" style:family="paragraph">
      <style:paragraph-properties fo:margin-left="0.4909in">
        <style:tab-stops/>
      </style:paragraph-properties>
    </style:style>
    <style:style style:name="P102" style:parent-style-name="Textbody" style:family="paragraph">
      <style:paragraph-properties fo:margin-left="0.4909in">
        <style:tab-stops/>
      </style:paragraph-properties>
    </style:style>
    <style:style style:name="P103" style:parent-style-name="Textbody" style:family="paragraph">
      <style:paragraph-properties fo:margin-left="0.4909in">
        <style:tab-stops/>
      </style:paragraph-properties>
    </style:style>
    <style:style style:name="P104" style:parent-style-name="Textbody" style:family="paragraph">
      <style:paragraph-properties fo:margin-left="0.4909in">
        <style:tab-stops/>
      </style:paragraph-properties>
    </style:style>
    <style:style style:name="P105" style:parent-style-name="Textbody" style:family="paragraph">
      <style:paragraph-properties fo:margin-left="0.4909in">
        <style:tab-stops/>
      </style:paragraph-properties>
    </style:style>
    <style:style style:name="P106" style:parent-style-name="Textbody" style:family="paragraph">
      <style:paragraph-properties fo:margin-left="0.4909in">
        <style:tab-stops/>
      </style:paragraph-properties>
    </style:style>
    <style:style style:name="P107" style:parent-style-name="Textbody" style:family="paragraph">
      <style:paragraph-properties fo:margin-left="0.4909in">
        <style:tab-stops/>
      </style:paragraph-properties>
    </style:style>
    <style:style style:name="P108" style:parent-style-name="Textbody" style:family="paragraph">
      <style:paragraph-properties fo:margin-left="0.4909in">
        <style:tab-stops/>
      </style:paragraph-properties>
    </style:style>
    <style:style style:name="P109" style:parent-style-name="Textbody" style:family="paragraph">
      <style:paragraph-properties fo:margin-left="0.4909in">
        <style:tab-stops/>
      </style:paragraph-properties>
    </style:style>
    <style:style style:name="P110" style:parent-style-name="Textbody" style:family="paragraph">
      <style:paragraph-properties fo:margin-left="0.4909in">
        <style:tab-stops/>
      </style:paragraph-properties>
    </style:style>
    <style:style style:name="P111" style:parent-style-name="Textbody" style:family="paragraph">
      <style:paragraph-properties fo:margin-left="0.4909in">
        <style:tab-stops/>
      </style:paragraph-properties>
    </style:style>
    <style:style style:name="P112" style:parent-style-name="Textbody" style:family="paragraph">
      <style:paragraph-properties fo:margin-bottom="0in" fo:margin-left="0.4909in">
        <style:tab-stops/>
      </style:paragraph-properties>
    </style:style>
    <style:style style:name="P113" style:parent-style-name="Textbody" style:family="paragraph">
      <style:paragraph-properties fo:margin-bottom="0in" fo:margin-left="0.4909in">
        <style:tab-stops/>
      </style:paragraph-properties>
    </style:style>
    <style:style style:name="P114" style:parent-style-name="Textbody" style:list-style-name="LFO1" style:family="paragraph">
      <style:paragraph-properties fo:margin-bottom="0in"/>
    </style:style>
    <style:style style:name="P115" style:parent-style-name="Textbody" style:family="paragraph">
      <style:paragraph-properties fo:margin-bottom="0in"/>
    </style:style>
    <style:style style:name="P116" style:parent-style-name="Textbody" style:family="paragraph">
      <style:paragraph-properties fo:margin-left="0.4909in">
        <style:tab-stops/>
      </style:paragraph-properties>
    </style:style>
    <style:style style:name="P117" style:parent-style-name="Textbody" style:family="paragraph">
      <style:paragraph-properties fo:margin-left="0.4909in">
        <style:tab-stops/>
      </style:paragraph-properties>
    </style:style>
    <style:style style:name="P118" style:parent-style-name="Textbody" style:family="paragraph">
      <style:paragraph-properties fo:margin-left="0.4909in">
        <style:tab-stops/>
      </style:paragraph-properties>
    </style:style>
    <style:style style:name="P119" style:parent-style-name="Textbody" style:family="paragraph">
      <style:paragraph-properties fo:margin-left="0.4909in">
        <style:tab-stops/>
      </style:paragraph-properties>
    </style:style>
    <style:style style:name="P120" style:parent-style-name="Textbody" style:family="paragraph">
      <style:paragraph-properties fo:margin-left="0.4909in">
        <style:tab-stops/>
      </style:paragraph-properties>
    </style:style>
    <style:style style:name="P121" style:parent-style-name="Textbody" style:family="paragraph">
      <style:paragraph-properties fo:margin-left="0.4909in">
        <style:tab-stops/>
      </style:paragraph-properties>
    </style:style>
    <style:style style:name="P122" style:parent-style-name="Textbody" style:family="paragraph">
      <style:paragraph-properties fo:margin-left="0.4909in">
        <style:tab-stops/>
      </style:paragraph-properties>
    </style:style>
    <style:style style:name="P123" style:parent-style-name="Textbody" style:family="paragraph">
      <style:paragraph-properties fo:margin-left="0.4909in">
        <style:tab-stops/>
      </style:paragraph-properties>
    </style:style>
    <style:style style:name="P124" style:parent-style-name="Textbody" style:family="paragraph">
      <style:paragraph-properties fo:margin-left="0.4909in">
        <style:tab-stops/>
      </style:paragraph-properties>
    </style:style>
    <style:style style:name="P125" style:parent-style-name="Textbody" style:family="paragraph">
      <style:paragraph-properties fo:margin-left="0.4909in">
        <style:tab-stops/>
      </style:paragraph-properties>
    </style:style>
    <style:style style:name="P126" style:parent-style-name="Textbody" style:family="paragraph">
      <style:paragraph-properties fo:margin-left="0.4909in">
        <style:tab-stops/>
      </style:paragraph-properties>
    </style:style>
    <style:style style:name="P127" style:parent-style-name="Textbody" style:family="paragraph">
      <style:paragraph-properties fo:margin-left="0.4909in">
        <style:tab-stops/>
      </style:paragraph-properties>
    </style:style>
    <style:style style:name="P128" style:parent-style-name="Textbody" style:family="paragraph">
      <style:paragraph-properties fo:margin-left="0.4909in">
        <style:tab-stops/>
      </style:paragraph-properties>
    </style:style>
    <style:style style:name="P129" style:parent-style-name="Textbody" style:family="paragraph">
      <style:paragraph-properties fo:margin-bottom="0in" fo:margin-left="0.4909in">
        <style:tab-stops/>
      </style:paragraph-properties>
    </style:style>
    <style:style style:name="P130" style:parent-style-name="Textbody" style:family="paragraph">
      <style:paragraph-properties fo:margin-bottom="0in"/>
    </style:style>
    <style:style style:name="P131" style:parent-style-name="Textbody" style:list-style-name="LFO1" style:family="paragraph"/>
    <style:style style:name="P132" style:parent-style-name="Standard" style:family="paragraph">
      <style:paragraph-properties fo:margin-left="0.4909in">
        <style:tab-stops/>
      </style:paragraph-properties>
    </style:style>
    <style:style style:name="P133" style:parent-style-name="Standard" style:family="paragraph">
      <style:paragraph-properties fo:margin-left="0.4909in">
        <style:tab-stops/>
      </style:paragraph-properties>
    </style:style>
    <style:style style:name="P134" style:parent-style-name="Standard" style:family="paragraph">
      <style:paragraph-properties fo:margin-left="0.4909in">
        <style:tab-stops/>
      </style:paragraph-properties>
    </style:style>
    <style:style style:name="P135" style:parent-style-name="Standard" style:family="paragraph">
      <style:paragraph-properties fo:margin-left="0.4909in">
        <style:tab-stops/>
      </style:paragraph-properties>
    </style:style>
    <style:style style:name="P136" style:parent-style-name="Standard" style:family="paragraph">
      <style:paragraph-properties fo:margin-left="0.4909in">
        <style:tab-stops/>
      </style:paragraph-properties>
    </style:style>
    <style:style style:name="P137" style:parent-style-name="Standard" style:family="paragraph">
      <style:paragraph-properties fo:margin-left="0.4909in">
        <style:tab-stops/>
      </style:paragraph-properties>
    </style:style>
    <style:style style:name="P138" style:parent-style-name="Standard" style:family="paragraph">
      <style:paragraph-properties fo:margin-left="0.4909in">
        <style:tab-stops/>
      </style:paragraph-properties>
    </style:style>
    <style:style style:name="P139" style:parent-style-name="Standard" style:family="paragraph">
      <style:paragraph-properties fo:margin-left="0.4909in">
        <style:tab-stops/>
      </style:paragraph-properties>
    </style:style>
    <style:style style:name="P140" style:parent-style-name="Standard" style:family="paragraph">
      <style:paragraph-properties fo:margin-left="0.4909in">
        <style:tab-stops/>
      </style:paragraph-properties>
    </style:style>
    <style:style style:name="P141" style:parent-style-name="Standard" style:family="paragraph">
      <style:paragraph-properties fo:margin-left="0.4909in">
        <style:tab-stops/>
      </style:paragraph-properties>
    </style:style>
    <style:style style:name="P142" style:parent-style-name="Standard" style:family="paragraph">
      <style:paragraph-properties fo:margin-left="0.4909in">
        <style:tab-stops/>
      </style:paragraph-properties>
    </style:style>
    <style:style style:name="P143" style:parent-style-name="Standard" style:family="paragraph">
      <style:paragraph-properties fo:margin-left="0.4909in">
        <style:tab-stops/>
      </style:paragraph-properties>
    </style:style>
    <style:style style:name="P144" style:parent-style-name="Standard" style:family="paragraph">
      <style:paragraph-properties fo:margin-left="0.4909in">
        <style:tab-stops/>
      </style:paragraph-properties>
    </style:style>
    <style:style style:name="P145" style:parent-style-name="Standard" style:family="paragraph">
      <style:paragraph-properties fo:margin-left="0.4909in">
        <style:tab-stops/>
      </style:paragraph-properties>
    </style:style>
    <style:style style:name="P146" style:parent-style-name="Standard" style:family="paragraph">
      <style:paragraph-properties fo:margin-left="0.4909in">
        <style:tab-stops/>
      </style:paragraph-properties>
    </style:style>
    <style:style style:name="P147" style:parent-style-name="Standard" style:family="paragraph">
      <style:paragraph-properties fo:margin-left="0.4909in">
        <style:tab-stops/>
      </style:paragraph-properties>
    </style:style>
  </office:automatic-styles>
  <office:body>
    <office:text text:use-soft-page-breaks="true">
      <text:list text:style-name="LFO1" text:continue-numbering="true">
        <text:list-item>
          <text:p text:style-name="P1"><text:bookmark-start text:name="yui_3_17_2_1_1695401200915_130"/><text:bookmark-end text:name="yui_3_17_2_1_1695401200915_130"/>Escribe un programa que muestre en pantalla los n primeros números pares. Solicitar el valor de n por pantalla.</text:p>
        </text:list-item>
      </text:list>
      <text:p text:style-name="P2"/>
      <text:p text:style-name="P3"><text:tab/>Algoritmo Ejercicio1_Tarea2</text:p>
      <text:p text:style-name="P4"><text:tab/>Escribir "Escribe un número"</text:p>
      <text:p text:style-name="P5"><text:tab/>Leer n</text:p>
      <text:p text:style-name="P6"><text:tab/>n&lt;-n*2</text:p>
      <text:p text:style-name="P7"><text:tab/>Para x&lt;-1 Hasta n Con Paso 1 Hacer</text:p>
      <text:p text:style-name="P8"><text:tab/><text:tab/>Si<text:s/>x%2=0 Entonces</text:p>
      <text:p text:style-name="P9"><text:tab/><text:tab/><text:tab/>Escribir x</text:p>
      <text:p text:style-name="P10"><text:tab/><text:tab/>FinSi</text:p>
      <text:p text:style-name="P11"><text:tab/>Fin Para</text:p>
      <text:p text:style-name="P12">FinAlgoritmo</text:p>
      <text:p text:style-name="P13"/>
      <text:list text:style-name="LFO1" text:continue-numbering="true">
        <text:list-item>
          <text:p text:style-name="P14">Escribe un programa que muestre la tabla de multiplicar de un número. Tiene que solicitar el número y luego mostrar la tabla…</text:p>
        </text:list-item>
      </text:list>
      <text:p text:style-name="P15"/>
      <text:p text:style-name="P16"><text:tab/>Algoritmo Ejercicio2_Tarea2</text:p>
      <text:p text:style-name="P17"><text:tab/>Escribir "Escribe el número que<text:s/>quieras multiplicar"</text:p>
      <text:p text:style-name="P18"><text:tab/>Leer num</text:p>
      <text:p text:style-name="P19"><text:tab/>Para x&lt;-0 Hasta 10 Con Paso 1 Hacer</text:p>
      <text:p text:style-name="P20"><text:tab/><text:tab/>num2&lt;-num*x</text:p>
      <text:p text:style-name="P21"><text:tab/><text:tab/>Escribir num, " x ", x, " = ", num2</text:p>
      <text:p text:style-name="P22"><text:tab/>Fin Para</text:p>
      <text:p text:style-name="P23">FinAlgoritmo</text:p>
      <text:p text:style-name="P24"/>
      <text:list text:style-name="LFO1" text:continue-numbering="true">
        <text:list-item>
          <text:p text:style-name="P25">Escribe un programa que sume los n primeros números. Tendrás que solicitar cuántos números habrá que sumar.</text:p>
        </text:list-item>
      </text:list>
      <text:p text:style-name="P26"/>
      <text:p text:style-name="P27"><text:tab/>Algoritmo Ejercicio3_Tarea2</text:p>
      <text:p text:style-name="P28"><text:tab/>Escribir "Introduce un número"</text:p>
      <text:p text:style-name="P29"><text:tab/>Leer n</text:p>
      <text:p text:style-name="P30"><text:tab/>m&lt;-0</text:p>
      <text:p text:style-name="P31"><text:tab/>Para x&lt;-1 Hasta n Con Paso 1 Hacer</text:p>
      <text:p text:style-name="P32"><text:tab/><text:tab/>m&lt;-m+x</text:p>
      <text:p text:style-name="P33"><text:tab/>Fin Para</text:p>
      <text:p text:style-name="P34"><text:tab/>Escribir "El resultado de la suma de los ", num, " primeros números es de ", m</text:p>
      <text:p text:style-name="P35">FinAlgoritmo</text:p>
      <text:p text:style-name="P36"/>
      <text:list text:style-name="LFO1" text:continue-numbering="true">
        <text:list-item>
          <text:p text:style-name="P37">Realice un programa que solicite números y muestre el valor medio de los mismos. Tendrás que pedir cuántos números se van a introducir para acto seguido ir solicitando los valores. Una vez leídos todos los valores debes mostrar el resultado de la media de los valores. Media = Suma de los valores dividido entre el número de valores.</text:p>
        </text:list-item>
      </text:list>
      <text:p text:style-name="P38"/>
      <text:p text:style-name="P39"><text:tab/>Algoritmo Ejercicio4_Tarea2</text:p>
      <text:p text:style-name="P40"><text:tab/>Escribir "De cuantos números quieres hacer la media"</text:p>
      <text:soft-page-break/>
      <text:p text:style-name="P41"><text:tab/>Leer nums</text:p>
      <text:p text:style-name="P42"><text:tab/>Para x&lt;-1 Hasta nums Con Paso 1 Hacer</text:p>
      <text:p text:style-name="P43"><text:tab/><text:tab/>Escribir "Escribe el número para hacer la media de ", nums, " números"</text:p>
      <text:p text:style-name="P44"><text:tab/><text:tab/>Leer<text:s/>i</text:p>
      <text:p text:style-name="P45"><text:tab/><text:tab/>res&lt;- i + res</text:p>
      <text:p text:style-name="P46"><text:tab/>Fin Para</text:p>
      <text:p text:style-name="P47"><text:tab/>Escribir "La media de los números es: ", res/nums</text:p>
      <text:p text:style-name="P48">FinAlgoritmo</text:p>
      <text:p text:style-name="P49"/>
      <text:list text:style-name="LFO1" text:continue-numbering="true">
        <text:list-item>
          <text:p text:style-name="P50">Escribe los n primeros números de la sucesión de Fibonacci. (1 1 2 3 5 8 13 ...) Tendrás que solicitar cuántos números de la sucesión de Fibonacci se<text:s/>quieren mostrar.</text:p>
        </text:list-item>
      </text:list>
      <text:p text:style-name="P51"><text:tab/></text:p>
      <text:p text:style-name="P52">Algoritmo Ejercicio2_5</text:p>
      <text:p text:style-name="P53"><text:tab/>Escribir "Escribe un número"</text:p>
      <text:p text:style-name="P54"><text:tab/>Leer num</text:p>
      <text:p text:style-name="P55"><text:tab/>m&lt;-1</text:p>
      <text:p text:style-name="P56"><text:tab/>x&lt;-0</text:p>
      <text:p text:style-name="P57"><text:tab/>Para n&lt;-1<text:s/>Hasta num Con Paso 1 Hacer</text:p>
      <text:p text:style-name="P58"><text:tab/><text:tab/>l&lt;-m+x</text:p>
      <text:p text:style-name="P59"><text:tab/><text:tab/>m&lt;-l-m</text:p>
      <text:p text:style-name="P60"><text:tab/><text:tab/>x&lt;-l</text:p>
      <text:p text:style-name="P61"><text:tab/><text:tab/>Escribir l</text:p>
      <text:p text:style-name="P62"><text:tab/>Fin Para</text:p>
      <text:p text:style-name="P63">FinAlgoritmo</text:p>
      <text:p text:style-name="P64"/>
      <text:list text:style-name="LFO1" text:continue-numbering="true">
        <text:list-item>
          <text:p text:style-name="P65">Escribe un programa que calcule el factorial de un<text:s/>número. Tendrás que solicitar el número para acto seguido mostrar el factorial del mismo. Factorial de n = (n)*(n-1)*(n-2)*...*(1)</text:p>
        </text:list-item>
      </text:list>
      <text:p text:style-name="P66"/>
      <text:p text:style-name="P67">Algoritmo Ejercicio2_6</text:p>
      <text:p text:style-name="P68"><text:tab/>Escribir <text:s/>"Escribe un número"</text:p>
      <text:p text:style-name="P69"><text:tab/>Leer n</text:p>
      <text:p text:style-name="P70"><text:tab/>factor&lt;-1</text:p>
      <text:p text:style-name="P71"><text:tab/>Para x&lt;-1 Hasta n Con Paso 1 Hacer</text:p>
      <text:p text:style-name="P72"><text:tab/><text:tab/>factor&lt;-factor*x</text:p>
      <text:p text:style-name="P73"><text:tab/>Fin Para</text:p>
      <text:p text:style-name="P74"><text:tab/>Escribir "El factorial de ", n, " es ", factor</text:p>
      <text:p text:style-name="P75">FinAlgoritmo</text:p>
      <text:p text:style-name="P76"/>
      <text:p text:style-name="P77"/>
      <text:list text:style-name="LFO1" text:continue-numbering="true">
        <text:list-item>
          <text:p text:style-name="P78">Escribe un programa que dibuje una pirámide de altura N. Tendrás que solicitar la altura de la pirámide y luego debes pintarla de la siguiente manera...</text:p>
        </text:list-item>
      </text:list>
      <text:p text:style-name="P79"/>
      <text:p text:style-name="P80">Algoritmo Ejercicio2_7</text:p>
      <text:p text:style-name="P81"><text:tab/>Escribir "Introduce la altura de la pirámide"</text:p>
      <text:p text:style-name="P82"><text:tab/>Leer n</text:p>
      <text:p text:style-name="P83"><text:tab/>Para i &lt;- 1 Hasta n Con Paso 1 Hacer</text:p>
      <text:p text:style-name="P84"><text:tab/><text:tab/>Para j &lt;- 1 Hasta n - i Con Paso 1 Hacer</text:p>
      <text:p text:style-name="P85"><text:tab/><text:tab/><text:tab/>Escribir " " Sin Saltar</text:p>
      <text:p text:style-name="P86"><text:tab/><text:tab/>Fin Para</text:p>
      <text:p text:style-name="P87"><text:tab/><text:tab/></text:p>
      <text:p text:style-name="P88"><text:tab/><text:tab/>Para j &lt;- 1 Hasta 2 * i - 1 Con Paso 1 Hacer</text:p>
      <text:p text:style-name="P89"><text:tab/><text:tab/><text:tab/>Escribir "*" Sin Saltar</text:p>
      <text:p text:style-name="P90"><text:tab/><text:tab/>Fin Para</text:p>
      <text:p text:style-name="P91"><text:tab/><text:tab/></text:p>
      <text:p text:style-name="P92"><text:tab/><text:tab/>Escribir ""</text:p>
      <text:p text:style-name="P93"><text:tab/>Fin Para</text:p>
      <text:p text:style-name="P94">FinAlgoritmo</text:p>
      <text:p text:style-name="P95"/>
      <text:list text:style-name="LFO1" text:continue-numbering="true">
        <text:list-item>
          <text:p text:style-name="P96">Escribe un programa igual que el anterior, pero con la pirámide invertida.</text:p>
        </text:list-item>
      </text:list>
      <text:p text:style-name="P97"/>
      <text:p text:style-name="P98">Algoritmo Ejercicio2_8</text:p>
      <text:p text:style-name="P99"><text:tab/>Escribir "Introduce la altura de la piramide"</text:p>
      <text:p text:style-name="P100"><text:tab/>Leer n</text:p>
      <text:p text:style-name="P101"><text:tab/>Para i &lt;- n Hasta 1 Con Paso -1 Hacer</text:p>
      <text:p text:style-name="P102"><text:tab/><text:tab/>Para j &lt;- 1 Hasta n - i Con Paso 1 Hacer</text:p>
      <text:p text:style-name="P103"><text:tab/><text:tab/><text:tab/>Escribir " " Sin Saltar</text:p>
      <text:p text:style-name="P104"><text:tab/><text:tab/>Fin Para</text:p>
      <text:p text:style-name="P105"><text:tab/><text:tab/></text:p>
      <text:p text:style-name="P106"><text:tab/><text:tab/>Para j &lt;- 1 Hasta 2 * i - 1 Con Paso 1 Hacer</text:p>
      <text:p text:style-name="P107"><text:tab/><text:tab/><text:tab/>Escribir "*" Sin Saltar</text:p>
      <text:p text:style-name="P108"><text:tab/><text:tab/>Fin Para</text:p>
      <text:p text:style-name="P109"><text:tab/><text:tab/></text:p>
      <text:soft-page-break/>
      <text:p text:style-name="P110"><text:tab/><text:tab/>Escribir ""</text:p>
      <text:p text:style-name="P111"><text:tab/>Fin Para</text:p>
      <text:p text:style-name="P112">FinAlgoritmo</text:p>
      <text:p text:style-name="P113"/>
      <text:list text:style-name="LFO1" text:continue-numbering="true">
        <text:list-item>
          <text:p text:style-name="P114">Escribe un programa que dibuje un<text:s/>cuadrado de altura N de la siguiente manera...</text:p>
        </text:list-item>
      </text:list>
      <text:p text:style-name="P115"/>
      <text:p text:style-name="P116">Algoritmo Ejercicio2_9</text:p>
      <text:p text:style-name="P117"><text:tab/>Escribir "EScribe la altura del cuadrado"</text:p>
      <text:p text:style-name="P118"><text:tab/>Leer n</text:p>
      <text:p text:style-name="P119"><text:tab/>Para i&lt;-1 Hasta n Con Paso 1 Hacer</text:p>
      <text:p text:style-name="P120"><text:tab/><text:tab/>Para j&lt;-1 Hasta n Con paso 1 Hacer</text:p>
      <text:p text:style-name="P121"><text:tab/><text:tab/><text:tab/>Si i&gt;1 y i&lt;n y j&gt;1 y j&lt;n Entonces</text:p>
      <text:p text:style-name="P122"><text:tab/><text:tab/><text:tab/><text:tab/>Escribir " " Sin<text:s/>Saltar</text:p>
      <text:p text:style-name="P123"><text:tab/><text:tab/><text:tab/>SiNo</text:p>
      <text:p text:style-name="P124"><text:tab/><text:tab/><text:tab/><text:tab/>Escribir "*" Sin Saltar</text:p>
      <text:p text:style-name="P125"><text:tab/><text:tab/><text:tab/>FinSi</text:p>
      <text:p text:style-name="P126"><text:tab/><text:tab/>FinPara</text:p>
      <text:p text:style-name="P127"><text:tab/><text:tab/>Escribir " "</text:p>
      <text:p text:style-name="P128"><text:tab/>FinPara</text:p>
      <text:p text:style-name="P129">FinAlgoritmo</text:p>
      <text:p text:style-name="P130"/>
      <text:list text:style-name="LFO1" text:continue-numbering="true">
        <text:list-item>
          <text:p text:style-name="P131">Escribe un programa que determine si un número es primo o no. Un número es primo si solo tiene dos divisores: 1 y el mismo.</text:p>
        </text:list-item>
      </text:list>
      <text:p text:style-name="Textbody"/>
      <text:p text:style-name="P132">Algoritmo Ejercicio2_10</text:p>
      <text:p text:style-name="P133"><text:tab/>Escribir "Escribe un número"</text:p>
      <text:p text:style-name="P134"><text:tab/>Leer n</text:p>
      <text:p text:style-name="P135"><text:tab/>m&lt;-0</text:p>
      <text:p text:style-name="P136"><text:tab/>Para i &lt;- 1 Hasta n Con Paso 1 Hacer</text:p>
      <text:p text:style-name="P137"><text:s text:c="8"/>Si n % i = 0 Entonces</text:p>
      <text:p text:style-name="P138"><text:s text:c="12"/>m &lt;- m + 1</text:p>
      <text:p text:style-name="P139"><text:s text:c="8"/>FinSi</text:p>
      <text:p text:style-name="P140"><text:s text:c="4"/>FinPara</text:p>
      <text:p text:style-name="P141"><text:tab/></text:p>
      <text:p text:style-name="P142"><text:s text:c="4"/>Si m = 2 Entonces</text:p>
      <text:p text:style-name="P143"><text:s text:c="8"/>Escribir "El número ", n, " es primo."</text:p>
      <text:p text:style-name="P144"><text:s text:c="4"/>Sino</text:p>
      <text:p text:style-name="P145"><text:s text:c="8"/>Escribir "El número ", n, " no es primo."</text:p>
      <text:p text:style-name="P146"><text:s text:c="4"/>FinSi</text:p>
      <text:p text:style-name="P147">FinAlgoritm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Francisco Martin</meta:initial-creator>
    <dc:creator>Francisco Martin</dc:creator>
    <meta:creation-date>2023-09-27T16:09:00Z</meta:creation-date>
    <dc:date>2023-09-29T16:03:00Z</dc:date>
    <meta:template xlink:href="Normal" xlink:type="simple"/>
    <meta:editing-cycles>4</meta:editing-cycles>
    <meta:editing-duration>PT8160S</meta:editing-duration>
    <meta:document-statistic meta:page-count="4" meta:paragraph-count="8" meta:word-count="624" meta:character-count="4050" meta:row-count="28" meta:non-whitespace-character-count="3434"/>
  </office:meta>
</office:document-meta>
</file>